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60000001D661E797500745303.png" manifest:media-type="image/png"/>
  <manifest:file-entry manifest:full-path="Pictures/1000000100000350000002404D44973078D6E18D.png" manifest:media-type="image/png"/>
  <manifest:file-entry manifest:full-path="Pictures/100000010000029A000000B5189EFB2E0DFFEE6B.png" manifest:media-type="image/png"/>
  <manifest:file-entry manifest:full-path="Pictures/10000001000003ED000003CD1BE928B7C93CC526.png" manifest:media-type="image/png"/>
  <manifest:file-entry manifest:full-path="Pictures/10000001000002010000003F5FEC35D19914DA6D.png" manifest:media-type="image/png"/>
  <manifest:file-entry manifest:full-path="Pictures/100000010000029A000000A8C46C13BF57048DF7.png" manifest:media-type="image/png"/>
  <manifest:file-entry manifest:full-path="Pictures/10000001000003640000005669545FCD472357DD.png" manifest:media-type="image/png"/>
  <manifest:file-entry manifest:full-path="Pictures/10000001000002020000022BD605E1E46BF6DC9F.png" manifest:media-type="image/png"/>
  <manifest:file-entry manifest:full-path="Pictures/100000010000032D0000012CC14AFF7BA77050EA.png" manifest:media-type="image/png"/>
  <manifest:file-entry manifest:full-path="Pictures/100000010000029A000000784CDB74018ABDFCEF.png" manifest:media-type="image/png"/>
  <manifest:file-entry manifest:full-path="Pictures/1000000100000202000002CAE84890EBE70225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9a3" officeooo:paragraph-rsid="000ff9a3"/>
    </style:style>
    <style:style style:name="P2" style:family="paragraph" style:parent-style-name="Standard">
      <style:text-properties officeooo:rsid="000ff9a3" officeooo:paragraph-rsid="000ff9a3"/>
    </style:style>
    <style:style style:name="P3" style:family="paragraph" style:parent-style-name="Standard">
      <style:text-properties officeooo:rsid="000ff9a3"/>
    </style:style>
    <style:style style:name="P4" style:family="paragraph" style:parent-style-name="Standard">
      <style:text-properties officeooo:paragraph-rsid="000ff9a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Image1" text:anchor-type="char" svg:x="-0.265cm" svg:y="-0.36cm" svg:width="17cm" svg:height="18.595cm" draw:z-index="0"><draw:image xlink:href="Pictures/1000000100000202000002CAE84890EBE7022548.png" xlink:type="simple" xlink:show="embed" xlink:actuate="onLoad" draw:mime-type="image/png"/></draw:frame></text:p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33" text:anchor-type="char" svg:width="13.6cm" svg:height="14.684cm" draw:z-index="1"><draw:image xlink:href="Pictures/10000001000002020000022BD605E1E46BF6DC9F.png" xlink:type="simple" xlink:show="embed" xlink:actuate="onLoad" draw:mime-type="image/png"/></draw:frame><text:soft-page-break/></text:p>
      <text:p text:style-name="P1">1.</text:p>
      <text:p text:style-name="P1"/>
      <text:p text:style-name="P1"><draw:frame draw:style-name="fr3" draw:name="Image2" text:anchor-type="char" svg:width="17cm" svg:height="1.683cm" draw:z-index="2"><draw:image xlink:href="Pictures/10000001000003640000005669545FCD472357DD.png" xlink:type="simple" xlink:show="embed" xlink:actuate="onLoad" draw:mime-type="image/png"/></draw:frame></text:p>
      <text:p text:style-name="P1"/>
      <text:p text:style-name="P1">2.</text:p>
      <text:p text:style-name="P1"/>
      <text:p text:style-name="P1"><draw:frame draw:style-name="fr1" draw:name="Image9" text:anchor-type="char" svg:width="13.573cm" svg:height="1.667cm" draw:z-index="10"><draw:image xlink:href="Pictures/10000001000002010000003F5FEC35D19914DA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</text:p>
      <text:p text:style-name="P1"/>
      <text:p text:style-name="P1"><draw:frame draw:style-name="fr3" draw:name="Image32" text:anchor-type="char" svg:width="17cm" svg:height="3.062cm" draw:z-index="6"><draw:image xlink:href="Pictures/100000010000029A000000784CDB74018ABDFCEF.png" xlink:type="simple" xlink:show="embed" xlink:actuate="onLoad" draw:mime-type="image/png"/></draw:frame></text:p>
      <text:p text:style-name="P1"/>
      <text:p text:style-name="P1">4.</text:p>
      <text:p text:style-name="P1"/>
      <text:p text:style-name="P1"><draw:frame draw:style-name="fr2" draw:name="Image5" text:anchor-type="char" svg:width="17cm" svg:height="16.459cm" draw:z-index="3"><draw:image xlink:href="Pictures/10000001000003ED000003CD1BE928B7C93CC52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5.</text:p>
      <text:p text:style-name="P1"/>
      <text:p text:style-name="P1"><draw:frame draw:style-name="fr3" draw:name="Image4" text:anchor-type="char" svg:width="17cm" svg:height="4.62cm" draw:z-index="4"><draw:image xlink:href="Pictures/100000010000029A000000B5189EFB2E0DFFEE6B.png" xlink:type="simple" xlink:show="embed" xlink:actuate="onLoad" draw:mime-type="image/png"/></draw:frame></text:p>
      <text:p text:style-name="P1"/>
      <text:p text:style-name="P1"/>
      <text:p text:style-name="P1">6.</text:p>
      <text:p text:style-name="P1"/>
      <text:p text:style-name="P1"><draw:frame draw:style-name="fr3" draw:name="Image6" text:anchor-type="char" svg:width="17cm" svg:height="4.288cm" draw:z-index="5"><draw:image xlink:href="Pictures/100000010000029A000000A8C46C13BF57048DF7.png" xlink:type="simple" xlink:show="embed" xlink:actuate="onLoad" draw:mime-type="image/png"/></draw:frame></text:p>
      <text:p text:style-name="P1"/>
      <text:p text:style-name="P1">7.</text:p>
      <text:p text:style-name="P1"/>
      <text:p text:style-name="P1"><draw:frame draw:style-name="fr3" draw:name="Image3" text:anchor-type="char" svg:width="17cm" svg:height="6.272cm" draw:z-index="7"><draw:image xlink:href="Pictures/100000010000032D0000012CC14AFF7BA77050E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8.</text:p>
      <text:p text:style-name="P1"/>
      <text:p text:style-name="P1"><draw:frame draw:style-name="fr2" draw:name="Image8" text:anchor-type="char" svg:width="17cm" svg:height="11.546cm" draw:z-index="9"><draw:image xlink:href="Pictures/1000000100000350000002404D44973078D6E18D.png" xlink:type="simple" xlink:show="embed" xlink:actuate="onLoad" draw:mime-type="image/png"/></draw:frame></text:p>
      <text:p text:style-name="P1"/>
      <text:p text:style-name="P1">9.</text:p>
      <text:p text:style-name="P1"/>
      <text:p text:style-name="P1"><draw:frame draw:style-name="fr2" draw:name="Image7" text:anchor-type="char" svg:width="17cm" svg:height="0.727cm" draw:z-index="8"><draw:image xlink:href="Pictures/10000001000002A60000001D661E797500745303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6:58:00.934602346</meta:creation-date>
    <dc:date>2023-12-08T19:14:35.126218066</dc:date>
    <meta:editing-duration>PT3M7S</meta:editing-duration>
    <meta:editing-cycles>2</meta:editing-cycles>
    <meta:generator>LibreOffice/7.3.7.2$Linux_X86_64 LibreOffice_project/30$Build-2</meta:generator>
    <meta:document-statistic meta:table-count="0" meta:image-count="11" meta:object-count="0" meta:page-count="5" meta:paragraph-count="9" meta:word-count="9" meta:character-count="18" meta:non-whitespace-character-count="18"/>
  </office:meta>
</office:document-meta>
</file>